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cff9" officeooo:paragraph-rsid="0013cff9"/>
    </style:style>
    <style:style style:name="P2" style:family="paragraph" style:parent-style-name="Standard">
      <style:text-properties style:font-name="Arial" fo:font-weight="bold" officeooo:rsid="0013cff9" officeooo:paragraph-rsid="0013cff9" style:font-weight-asian="bold" style:font-weight-complex="bold"/>
    </style:style>
    <style:style style:name="P3" style:family="paragraph" style:parent-style-name="Standard">
      <style:text-properties style:font-name="Arial" fo:font-style="italic" officeooo:rsid="0013cff9" officeooo:paragraph-rsid="0013cff9" style:font-style-asian="italic" style:font-style-complex="italic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13cff9" officeooo:paragraph-rsid="0013cff9"/>
    </style:style>
    <style:style style:name="P5" style:family="paragraph" style:parent-style-name="Standard">
      <style:text-properties fo:color="#c9211e" loext:opacity="100%" style:font-name="Arial" fo:font-weight="normal" officeooo:rsid="0013cff9" officeooo:paragraph-rsid="0013cff9" style:font-weight-asian="normal" style:font-weight-complex="normal"/>
    </style:style>
    <style:style style:name="P6" style:family="paragraph" style:parent-style-name="Standard">
      <style:text-properties style:font-name="Arial" fo:font-size="36pt" fo:font-weight="normal" officeooo:rsid="0013cff9" officeooo:paragraph-rsid="0013cff9" style:font-size-asian="36pt" style:font-weight-asian="normal" style:font-size-complex="3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text file</text:p>
      <text:p text:style-name="P2">This line is supposed to be in bold</text:p>
      <text:p text:style-name="P3">This line is supposed to be in italic</text:p>
      <text:p text:style-name="P4">This line is supposed to be underlined</text:p>
      <text:p text:style-name="P5">This line is supposed to be in red</text:p>
      <text:p text:style-name="P6">This line is supposed to be bi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5T12:20:30.396847044</meta:creation-date>
    <dc:date>2025-03-15T12:23:18.917502104</dc:date>
    <meta:editing-duration>PT2M49S</meta:editing-duration>
    <meta:editing-cycles>1</meta:editing-cycles>
    <meta:document-statistic meta:table-count="0" meta:image-count="0" meta:object-count="0" meta:page-count="1" meta:paragraph-count="6" meta:word-count="44" meta:character-count="199" meta:non-whitespace-character-count="161"/>
    <meta:generator>LibreOffice/25.2.1.2$Linux_X86_64 LibreOffice_project/520$Build-2</meta:generator>
  </office:meta>
</office:document-meta>
</file>